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DV.isIdentical( Object value1 , Object 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Doubl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Double.compareTo( XDouble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Dou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DV.isPossibleFP( String v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Double.toString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Double.XDouble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ubleDV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ouble.isIdentical( XDouble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uble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Double.equals( Objec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